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5.38mm"/>
    </style:style>
    <style:style style:name="co2" style:family="table-column">
      <style:table-column-properties fo:break-before="auto" style:column-width="42.95mm"/>
    </style:style>
    <style:style style:name="co3" style:family="table-column">
      <style:table-column-properties fo:break-before="auto" style:column-width="36.81mm"/>
    </style:style>
    <style:style style:name="co4" style:family="table-column">
      <style:table-column-properties fo:break-before="auto" style:column-width="40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9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sponse Time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Title Only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http://opet8er0ne3verla4ns.sells-it.net/retunrsPayPalhasmotionaldeal09/required.html?cmd=_resolution_center-verify_account_information&amp;dispatch_params=&amp;65182486579898817276591885y1u2gt813287247124781yw67128u184</text:p>
          </table:table-cell>
          <table:table-cell office:value-type="string" calcext:value-type="string">
            <text:p>Detected</text:p>
          </table:table-cell>
          <table:table-cell office:value-type="float" office:value="34.08" calcext:value-type="float">
            <text:p>34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dontworrychickencurry.com/verificatio01/review2/</text:p>
          </table:table-cell>
          <table:table-cell office:value-type="string" calcext:value-type="string">
            <text:p>Not deteced</text:p>
          </table:table-cell>
          <table:table-cell office:value-type="float" office:value="47.43" calcext:value-type="float">
            <text:p>47.43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fastpetstransports.com/PDF/adobes/9d30b1ac3149ecc46a82c14f7c9496b3/index2.htm</text:p>
          </table:table-cell>
          <table:table-cell office:value-type="string" calcext:value-type="string">
            <text:p>Not detece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sdn3labuhandalam.sch.id/temp/smaatas/msn/outl-look/live-msn/verify/</text:p>
          </table:table-cell>
          <table:table-cell office:value-type="string" calcext:value-type="string">
            <text:p>Detected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guiserviplus.com.ve/libraries/llostsand/lostsand/index.php</text:p>
          </table:table-cell>
          <table:table-cell office:value-type="string" calcext:value-type="string">
            <text:p>Not detece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jujdkdk.myjino.ru/index(1).html</text:p>
          </table:table-cell>
          <table:table-cell office:value-type="string" calcext:value-type="string">
            <text:p>Detected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siddhapura.co.in/bold/77c8f8a6ca43d7c15bd362bb16c36674/</text:p>
          </table:table-cell>
          <table:table-cell office:value-type="string" calcext:value-type="string">
            <text:p>Detected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3dsoluzioni.com/wp-includes/js/jquery/ui/yahoo/index.html</text:p>
          </table:table-cell>
          <table:table-cell office:value-type="string" calcext:value-type="string">
            <text:p>Detected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maidi.com/docu/William/lnnn/index.php</text:p>
          </table:table-cell>
          <table:table-cell office:value-type="string" calcext:value-type="string">
            <text:p>Not detece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sbe.b2ballsport.be/scripts/archive/well/index.htm</text:p>
          </table:table-cell>
          <table:table-cell office:value-type="string" calcext:value-type="string">
            <text:p>Detected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meblemilosz.pl/libraries/joomla/base/auth/home/</text:p>
          </table:table-cell>
          <table:table-cell office:value-type="string" calcext:value-type="string">
            <text:p>Detected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bbattenfield.com/filewords/index.php</text:p>
          </table:table-cell>
          <table:table-cell office:value-type="string" calcext:value-type="string">
            <text:p>Detected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usbamasmotor.co.id/wp-content/uploads/2017/03/BankOfAmerica-org/boa/finish.html</text:p>
          </table:table-cell>
          <table:table-cell office:value-type="string" calcext:value-type="string">
            <text:p>Detected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studiomattonai.it/wp-includes/css/rog/KE/DE/dc38277a3f30981a781a746f703add16/</text:p>
          </table:table-cell>
          <table:table-cell office:value-type="string" calcext:value-type="string">
            <text:p>Detected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lk.trendinside.info/?id=facebook</text:p>
          </table:table-cell>
          <table:table-cell office:value-type="string" calcext:value-type="string">
            <text:p>Not detece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ttp://www.gayatrilimaye.com/images/thumbs/thumb/usaa.com.open.new/contact.php</text:p>
          </table:table-cell>
          <table:table-cell office:value-type="string" calcext:value-type="string">
            <text:p>Not detece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tilesource.ie/kosiwhala/Update_paypal_info/048e65f395efc49a905a79b07d855a41/en/login.php</text:p>
          </table:table-cell>
          <table:table-cell office:value-type="string" calcext:value-type="string">
            <text:p>Not detece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santander-internetbanking.subday.online/content/scripts1.php?$hora/cliente?=029384</text:p>
          </table:table-cell>
          <table:table-cell office:value-type="string" calcext:value-type="string">
            <text:p>Detected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centersport.hu/wp-content/plugins/azigen/login.php</text:p>
          </table:table-cell>
          <table:table-cell office:value-type="string" calcext:value-type="string">
            <text:p>Not detece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batcomp.com.au/key/verify.php</text:p>
          </table:table-cell>
          <table:table-cell office:value-type="string" calcext:value-type="string">
            <text:p>Detected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angelsanzcorrea.com/images/chase/1c6dd1c8f1e0aba4066aee0f0fcd8707/info.php</text:p>
          </table:table-cell>
          <table:table-cell office:value-type="string" calcext:value-type="string">
            <text:p>Detecte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growspurt.nl/wp-includes/css/sg/index.html</text:p>
          </table:table-cell>
          <table:table-cell office:value-type="string" calcext:value-type="string">
            <text:p>Detected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dr-habal.com/dhl/Connections/dh/dhl.html</text:p>
          </table:table-cell>
          <table:table-cell office:value-type="string" calcext:value-type="string">
            <text:p>Detected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ttp://ivc20.com/xe/c/love/mpp/bill.php</text:p>
          </table:table-cell>
          <table:table-cell office:value-type="string" calcext:value-type="string">
            <text:p>Detected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opet8er0ne3verla4ns.sells-it.net/retunrsPayPalhasmotionaldeal09/required.html?cmd=_resolution_center-verify_account_information&amp;dispatch_params=&amp;65182486579898817276591885y1u2gt813287247124781yw67128u184</text:p>
          </table:table-cell>
          <table:table-cell office:value-type="string" calcext:value-type="string">
            <text:p>Detected</text:p>
          </table:table-cell>
          <table:table-cell office:value-type="float" office:value="26.53" calcext:value-type="float">
            <text:p>26.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infowaygroup.com/imgs/Gdoc/index.php</text:p>
          </table:table-cell>
          <table:table-cell office:value-type="string" calcext:value-type="string">
            <text:p>Not detec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portalvan.com/myadp/</text:p>
          </table:table-cell>
          <table:table-cell office:value-type="string" calcext:value-type="string">
            <text:p>Detecte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ttp://www.acdc.co.za/builditweb.acdc.co.za/error_docs/valid.htm</text:p>
          </table:table-cell>
          <table:table-cell office:value-type="string" calcext:value-type="string">
            <text:p>Detecte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kambizroshanravan.net/schg/amazoneurope/irelandamazon/manageireland/dondalc/benata.html?AmazonUnitedKingdomandIrelanddoupdate</text:p>
          </table:table-cell>
          <table:table-cell office:value-type="string" calcext:value-type="string">
            <text:p>Detecte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esolvesi.com/weeb/aol/login.php?l=_JeHFUq_VJOXK0QWHtoGYDw_Product-UserID&amp;userid=aaatrainingcoltd@aol.com</text:p>
          </table:table-cell>
          <table:table-cell office:value-type="string" calcext:value-type="string">
            <text:p>Not detec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#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kiplingdixondentist.com/wp-admin/network/png/yahoo/0de627f78d133b6570309ab294e33da1/login.php</text:p>
          </table:table-cell>
          <table:table-cell office:value-type="string" calcext:value-type="string">
            <text:p>Detecte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fresh-tex.ru/oj/login.alibaba.com/login.html</text:p>
          </table:table-cell>
          <table:table-cell office:value-type="string" calcext:value-type="string">
            <text:p>Not dete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shaimt.ga/t0nline/user-verify.htm</text:p>
          </table:table-cell>
          <table:table-cell office:value-type="string" calcext:value-type="string">
            <text:p>Detecte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rmbs.es/admin/docs/bibliografia/14881805841951488180584195148818058419514881805841951488180584195/7878H7H881488180596878878H7H881488180596878/banqpop/banqpop/a647b62f534f956bee41bbffaf5cc793/final.php</text:p>
          </table:table-cell>
          <table:table-cell office:value-type="string" calcext:value-type="string">
            <text:p>Not detec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maningrida.batchelor.edu.au/wp-content/uploads/2017/000115b03538df4fa/netflix/payment.php?ip=95.85.8.153</text:p>
          </table:table-cell>
          <table:table-cell office:value-type="string" calcext:value-type="string">
            <text:p>Detected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acfpl.net/ola/adobe/LoginVerification.php</text:p>
          </table:table-cell>
          <table:table-cell office:value-type="string" calcext:value-type="string">
            <text:p>Detected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adm.ilmugendam.com/wr/cd/</text:p>
          </table:table-cell>
          <table:table-cell office:value-type="string" calcext:value-type="string">
            <text:p>Detected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fashion.ammararoses.com/D/dropboxxx/proposal/LoginVerification.php</text:p>
          </table:table-cell>
          <table:table-cell office:value-type="string" calcext:value-type="string">
            <text:p>Detecte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bezpiecznezarabianie24.pl/modules/modules/folder/logining.php?action=ZSB3aXRoIHRoZSBpZGVudGlmaWNhdGlvbiBwcm9jZXNzLjwvc3Bhbj48L3RkPjwvdHI+PC90YWJsZT4NCgkJCTx0YWJsZSBjbGFzcz0iZm9ybVRhYmxlM2NvbCIgYm9yZGVyPSIwIiBjZWxsc3BhY2luZz0iMCIgY2VsbHBhZGRpbmc9IjAiIHN1bW1hcnk9Im1haW4gY29udGVudCI+DQoJCQkJPHRyPg0KCQkJCQk8dGQgY2xhc3M9ImxibHVlSGVhZGVyTGVmdCI+Jm5ic3A7PC90ZD4NCgkJCQkJPHRkIGNsYXNzPSJsYmx1ZUhlYWRlcjQ1IiB3aWR0aD0iMjg4Ij48cCBjbGFzcz0ic3VtbWFyeUhlYWRlciI+DQoJCQkJCTxiPjxmb250IGNvbG9yPSIjMDAzMzY2Ij4mbmJzcDs8dT5DaGFzZSBPbmxpbmUgVXNlciBJRCAmYW1wOyANCgkJCQkJUGFzc3dvcmQ8L3U+PC9mb250PjwvYj48L3A+PC90ZD4NCgkJCQk8L3RyPg0KIA0KIA0KIA0KPHRyPg0KCQkJCQk8dGQ+Jm5ic3A7PC90ZD4NCgkJCQkJPHRkIGNsYXNzPSJpbnB1dEZpZWxkMSIgd2lkdGg9IjI3OCI+VXNlciBJRDxzcGFuIGNsYXNzPSJhbGVydFRleHQyIj4qPC9zcGFuPjwvdGQ+DQoJCQkJCTx0ZD4NCgkJCQkJPGlucHV0IHR5cGU9InRleHQiIG5hbWU9IlVzZXJJRCIgdGl0bGU9IkVudGVyIE9ubGluZSBCYW5raW5nIFVzZXIgSUQiIGlkPSJuZXdFbWFpbCIgc2l6ZT0iMTUiIG1heGxlbmd0aD0iMjA1IiBjbGFzcz0iaW5wdXRUZXh0Qm94IiB0YWJpbmRleD0iMCI+DQoJCQkJCTxzcGFuIGNsYXNzPSJpbnB1dFRleHRCb3giPiA8L3NwYW4+PC90ZD4NCgkJCQkJPHRkPiZuYnNwOzwvdGQ+DQoJCQkJPC90cj4NCiANCiANCjx0cj4NCgkJCQkJPHRkPiZuYnNwOzwvdGQ+DQoJCQkJCTx0ZCBjbGFzcz0iaW5wdXRGaWVsZDEiIHdpZHRoPSIyNzgiPlBhc3N3b3JkPHNwYW4gY2xhc3M9ImFsZXJ0VGV4dDIiPio8L3NwYW4+PC90ZD4NCgkJCQkJPHRkPg0KCQkJCQk8aW5wdXQgdHlwZT0icGFzc3dvcmQiIG5hbWU9IlBhc3N3b3JkIiB0aXRsZT0iRW50ZXIgT25saW5lIEJhbmtpbmcgUGFzc3dvcmQiIGlkPSJuZXdFbWFpbCIgc2l6ZT0iMTAiIG1heGxlbmd0aD0iMjA1IiBjbGFzcz0iaW5wdXRUZXh0Qm94IiB0YWJpbmRleD0iMCI+DQoJCQkJCTxzcGFuIGNsYXNzPSJpbnB1dFRleHRCb3giPiA8L3NwYW4+PC90ZD4NCgkJCQkJPHRkPiZuYnNwOzwvdGQ+DQoJCQkJPC90cj4NCiANCiANCiA8dGFibGUgY2xhc3M9ImZvcm1UYWJsZTNjb2wiIGJvcmRlcj0iMCIgY2VsbHNwYWNpbmc9IjAiIGNlbGxwYWRkaW5nPSIwIiBzdW1tYXJ5PSJtYWluIGNvbnRlbnQiPg0KCQkJCQ0KIA0KPHRyPg0KCQkJCQk8dGQgY2xhc3M9ImxibHVlSGVhZGVyTGVmdCI+Jm5ic3A7PC90ZD4NCgkJCQkJPHRkIGNsYXNzPSJsYmx1ZUhlYWRlcjQ1IiB3aWR0aD0iMjg4Ij48cCBjbGFzcz0ic3VtbWFyeUhlYWRlciI+DQoJCQkJCTxiPjxmb250IGNvbG9yPSIjMDAzMzY2Ij4mbmJzcDs8dT5BY2NvdW50IEUtbWFpbCBBZGRyZXNzICZhbXA7IA0KCQkJCQlQYXNzd29yZDwvdT48L2ZvbnQ+PC9iPjwvcD48L3RkPg0KCQkJCTwvdHI+DQogDQog</text:p>
          </table:table-cell>
          <table:table-cell office:value-type="string" calcext:value-type="string">
            <text:p>Not detec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icscard-home.xyz/231080/klantenservice/dutch/362061726069/enrollment/v4LaSbmXwJ/?enrollment?operator=protect&amp;s=true&amp;userID=8639</text:p>
          </table:table-cell>
          <table:table-cell office:value-type="string" calcext:value-type="string">
            <text:p>Detected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vidyabalbhawan.com/circular/Drive/index2.htm</text:p>
          </table:table-cell>
          <table:table-cell office:value-type="string" calcext:value-type="string">
            <text:p>Not dete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hatrung.com.vn/rrtuw/</text:p>
          </table:table-cell>
          <table:table-cell office:value-type="string" calcext:value-type="string">
            <text:p>Detecte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kambizroshanravan.net/schg/amazoneurope/irelandamazon/manageireland/fluvio/benata.html?AmazonUnitedKingdomandIrelanddoupdate</text:p>
          </table:table-cell>
          <table:table-cell office:value-type="string" calcext:value-type="string">
            <text:p>Detected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holspi.com/Housepost/a9d830ff6151a5119b0df0486a30cc9f/index2.htm</text:p>
          </table:table-cell>
          <table:table-cell office:value-type="string" calcext:value-type="string">
            <text:p>Detected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acfpl.net/cala/adobe/LoginVerification.php</text:p>
          </table:table-cell>
          <table:table-cell office:value-type="string" calcext:value-type="string">
            <text:p>Detected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efel.com.co/wp-includes/auth/email.html</text:p>
          </table:table-cell>
          <table:table-cell office:value-type="string" calcext:value-type="string">
            <text:p>Not dete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digipackmaker.com/mail/</text:p>
          </table:table-cell>
          <table:table-cell office:value-type="string" calcext:value-type="string">
            <text:p>Detecte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kattypulido.com/newslatter/doc/rez/Docu01/04/document.html</text:p>
          </table:table-cell>
          <table:table-cell office:value-type="string" calcext:value-type="string">
            <text:p>Detecte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rachidnassif.com/admin/images/delivery/tracking.php?userid=James.Gregory@woodgroupkenny.com</text:p>
          </table:table-cell>
          <table:table-cell office:value-type="string" calcext:value-type="string">
            <text:p>Detecte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owellentertainment.net/swd/fadeout/chs_icn/Chase_Bank_Notice.html</text:p>
          </table:table-cell>
          <table:table-cell office:value-type="string" calcext:value-type="string">
            <text:p>Detecte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opco.uk.com/opco/eshop/header/33a26e4a3fb4abd8fcb26777dcbc4be6/c1c1dad9eff887a7841d124c14b18fb0/d9e36f29a8ca08b6df257f72c0182d77/4f9a0fe3cafa3da4fd6ff6f02bb22ce8/cc2078a579c14762876d9ca0e73ba3b7/6f6a3fea86e52d79c5f354c5f5a8520d/</text:p>
          </table:table-cell>
          <table:table-cell office:value-type="string" calcext:value-type="string">
            <text:p>Detecte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arriendosencartagena.com/js/doc/Docs_File/verif.htm</text:p>
          </table:table-cell>
          <table:table-cell office:value-type="string" calcext:value-type="string">
            <text:p>Detected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ordstoelate.com/ijebu/login.alibaba.com/login.html</text:p>
          </table:table-cell>
          <table:table-cell office:value-type="string" calcext:value-type="string">
            <text:p>Not detec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iposhq.com/sitemap/test/mmv/mvm/us-mg5.mail.yahoo.com/pass.php?neo.launch?.rand=1qhua0f7o2jut&amp;email=&amp;src=ym.intl=us&amp;.lang=en-US&amp;.done=rand=13InboxLight.aspx?n=1774256418</text:p>
          </table:table-cell>
          <table:table-cell office:value-type="string" calcext:value-type="string">
            <text:p>Detecte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ttp://www.masonicgloves.co.uk/file/validate.htm?judssjhgrbs7&amp;fdjhhgddjyhrere</text:p>
          </table:table-cell>
          <table:table-cell office:value-type="string" calcext:value-type="string">
            <text:p>Detected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volume2.us/wp-content/plugins/developer-tools/libs/Desjardins0/ondetverifier.php</text:p>
          </table:table-cell>
          <table:table-cell office:value-type="string" calcext:value-type="string">
            <text:p>Not detec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anhvietclean.com.vn/Wp-Admin/</text:p>
          </table:table-cell>
          <table:table-cell office:value-type="string" calcext:value-type="string">
            <text:p>Not dete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neoplaza.ro/downloader/js/sign.ebay.eillogen/d01c86dc1c65005ebef01f6bb08c8689/index.html</text:p>
          </table:table-cell>
          <table:table-cell office:value-type="string" calcext:value-type="string">
            <text:p>Not dete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justenglishng.com/.Pefa/f1fe4/</text:p>
          </table:table-cell>
          <table:table-cell office:value-type="string" calcext:value-type="string">
            <text:p>Detecte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kattypulido.com/newslatter/doc/rez/Docu01/04/document.html</text:p>
          </table:table-cell>
          <table:table-cell office:value-type="string" calcext:value-type="string">
            <text:p>Detected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ttp://pinturasprocter.com.ve/confirma/vivt</text:p>
          </table:table-cell>
          <table:table-cell office:value-type="string" calcext:value-type="string">
            <text:p>Detec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scopewide-cha.com/77c8f8a6ca43d7c15bd362bb16c36674/</text:p>
          </table:table-cell>
          <table:table-cell office:value-type="string" calcext:value-type="string">
            <text:p>Detected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mcphersonsa.com/mike/mike/b75c3cf67303ec7062ffcb3e6658b6aa/</text:p>
          </table:table-cell>
          <table:table-cell office:value-type="string" calcext:value-type="string">
            <text:p>Not detec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naturaluspa.com/index/0b44bbfba88441260c55a2520845580a/</text:p>
          </table:table-cell>
          <table:table-cell office:value-type="string" calcext:value-type="string">
            <text:p>Detecte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econcurrent.com/seventh/login.alibaba.com/login.html</text:p>
          </table:table-cell>
          <table:table-cell office:value-type="string" calcext:value-type="string">
            <text:p>Not detec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daily-upgrade.com/nab-information-update/adee68785eab84ab0487c90a78815a42/</text:p>
          </table:table-cell>
          <table:table-cell office:value-type="string" calcext:value-type="string">
            <text:p>Detecte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rmbs.es/admin/docs/bibliografia/14881805841951488180584195148818058419514881805841951488180584195/7878H7H881488180596878878H7H881488180596878/banqpop/banqpop/a647b62f534f956bee41bbffaf5cc793/final.php</text:p>
          </table:table-cell>
          <table:table-cell office:value-type="string" calcext:value-type="string">
            <text:p>Not detec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taromacorp.com/ali/ali/index.php?email=sales@monarch-intl.com</text:p>
          </table:table-cell>
          <table:table-cell office:value-type="string" calcext:value-type="string">
            <text:p>Not detec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#</text:p>
          </table:table-cell>
          <table:table-cell office:value-type="string" calcext:value-type="string">
            <text:p>Hosted for phishing on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s.hjklkdsu.com/Page/Email%20Login%20Page.html</text:p>
          </table:table-cell>
          <table:table-cell office:value-type="string" calcext:value-type="string">
            <text:p>Detected</text:p>
          </table:table-cell>
          <table:table-cell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db.zurpit.com/dbfile/dbfile/best/LoginVerification.php</text:p>
          </table:table-cell>
          <table:table-cell office:value-type="string" calcext:value-type="string">
            <text:p>Detected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ttp://hatrung.com.vn/ccuya/</text:p>
          </table:table-cell>
          <table:table-cell office:value-type="string" calcext:value-type="string">
            <text:p>Detecte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opco.uk.com/opco/eshop/header/c66a0d422c66d710cfb940a4840fb854/19b4bd6a8ce0c256f5db1147fc7c1035/88a11dbe881016c213b7a07e904e2ca3/ea10627e3840d4773589a26af25e635b/01f187018c77f20217db7c5fb83a38f8/a79eae4e8f0650c14559c232dd95e63b/</text:p>
          </table:table-cell>
          <table:table-cell office:value-type="string" calcext:value-type="string">
            <text:p>Detecte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ingenieria.com/extras/index.php?email=zhoush@huawei.com</text:p>
          </table:table-cell>
          <table:table-cell office:value-type="string" calcext:value-type="string">
            <text:p>Not detece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vannuysgear.com/Service/Service/Login/personal.php?dispatch=</text:p>
          </table:table-cell>
          <table:table-cell office:value-type="string" calcext:value-type="string">
            <text:p>Not detece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justenglishng.com/.Pefa/0367d/</text:p>
          </table:table-cell>
          <table:table-cell office:value-type="string" calcext:value-type="string">
            <text:p>Detected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daily-upgrade.com/nab-information-update/7a3fd9159faba1d67d56d32418cbdbc4/</text:p>
          </table:table-cell>
          <table:table-cell office:value-type="string" calcext:value-type="string">
            <text:p>Detected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b2up.com.br/siign/verification.php</text:p>
          </table:table-cell>
          <table:table-cell office:value-type="string" calcext:value-type="string">
            <text:p>Not detec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medicalalertdrives.com/modules/mod_wrapper/tmpl/blackboard.htm</text:p>
          </table:table-cell>
          <table:table-cell office:value-type="string" calcext:value-type="string">
            <text:p>Detecte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amset.ro/var/mobile.free.fr/freemobs/e328a58c69ed47d32c1b3f55bb06191f/</text:p>
          </table:table-cell>
          <table:table-cell office:value-type="string" calcext:value-type="string">
            <text:p>Not detec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proavavit.com/news/secured.doc/</text:p>
          </table:table-cell>
          <table:table-cell office:value-type="string" calcext:value-type="string">
            <text:p>Not detec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beautyhairandspa.com/plugins/extension/joomla/derict/839008a385e422e81b66ee0e0af089b1/Connexion.php?cmd=_Connexion&amp;amp;dispatch=5885d80a13c0db1fb6947b0aeae66fdbfb2119927117e3a6f876e0fd34af4365</text:p>
          </table:table-cell>
          <table:table-cell office:value-type="string" calcext:value-type="string">
            <text:p>Not detec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financieraalinstante.com.mx/vite/freemobil/97e1f283e61aa1498f03347526ea172f/moncompte/index.php?clientid=13698&amp;default=ac069e661dbc0387e36e9548162cabcb</text:p>
          </table:table-cell>
          <table:table-cell office:value-type="string" calcext:value-type="string">
            <text:p>Not detec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kv24919.webcindario.com/ErrorPassword.php#/_flow&amp;SESSION=PnlUc3mEHJJHI55454Op215LMp87878ijQ9wUub3cFpG7mo2DssMkja2121545487KJJHHG5548782121548LLOpm54548</text:p>
          </table:table-cell>
          <table:table-cell office:value-type="string" calcext:value-type="string">
            <text:p>Not dete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blackdiamondz.net.au/fresh/dropboxz/proposals/LoginVerification.php</text:p>
          </table:table-cell>
          <table:table-cell office:value-type="string" calcext:value-type="string">
            <text:p>Detecte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icecreamsehat.co.id/math/index.html</text:p>
          </table:table-cell>
          <table:table-cell office:value-type="string" calcext:value-type="string">
            <text:p>Detecte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iposhq.com/sitemap/test/mmv/mvm/login.live.com/accts.php</text:p>
          </table:table-cell>
          <table:table-cell office:value-type="string" calcext:value-type="string">
            <text:p>Detected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alpwegkopfhaus.at/libraries/vendor/bb/black-board.htm</text:p>
          </table:table-cell>
          <table:table-cell office:value-type="string" calcext:value-type="string">
            <text:p>Detected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facebook.com.dwendoggett.com/FB/</text:p>
          </table:table-cell>
          <table:table-cell office:value-type="string" calcext:value-type="string">
            <text:p>Detected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comfortcareok.com/newsite/A/paypal/login.php?websrc=77dab160d987730dc452ffcdb621579a&amp;dispatched=39&amp;id=3786865862</text:p>
          </table:table-cell>
          <table:table-cell office:value-type="string" calcext:value-type="string">
            <text:p>Detected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intelbasket.com/GUJ/</text:p>
          </table:table-cell>
          <table:table-cell office:value-type="string" calcext:value-type="string">
            <text:p>Detected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studiomattonai.it/wp-includes/css/rog/KE/DE/c6be774ed467189989e68bc007987ca9/</text:p>
          </table:table-cell>
          <table:table-cell office:value-type="string" calcext:value-type="string">
            <text:p>Detected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brunobarbosaimoveis.com.br/Googelpagenew00/</text:p>
          </table:table-cell>
          <table:table-cell office:value-type="string" calcext:value-type="string">
            <text:p>Detected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cbfrped.com/Gdrived/Gdrived/c349e4698d247ebf5138b548713fec60/</text:p>
          </table:table-cell>
          <table:table-cell office:value-type="string" calcext:value-type="string">
            <text:p>Detecte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amdys.in/js/jscolor/</text:p>
          </table:table-cell>
          <table:table-cell office:value-type="string" calcext:value-type="string">
            <text:p>Not detec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theprincetonguide.com/xupx/rukdocs/f46bfda563046bcd18f821c7307278d2/a6967e06ffcbdf0cb2a75cea647eb576/verification.php?close=Ky0tLS0tLS0tLS0tLS0tLS0tLS0tLUVtYWlsIEluZm8tLS0tLS0tLS0tLS0tLS0tLS0tLS0tLS0tLSsNCkVtYWlsIDogDQpQYXNzd29yZCA6IA0KSVAgQWRkcmVzcyA6IDk1Ljg1LjguMTUzDQpNb3ppbGxhLzUuMCAoV2luZG93cyBOVCA2LjEpIEFwcGxlV2ViS2l0LzUzNy4zNiAoS0hUTUwsIGxpa2UgR2Vja28pIENocm9tZS80MS4wLjIyMjguMCBTYWZhcmkvNTM3LjM2DQorLS0tLS0tLS0tLS0tLS0tLS0tLS0tLS0tLURvY3MgUmVzdWx0cy0tLS0tLS0tLS0tLS0tLS0tLS0tKw0K</text:p>
          </table:table-cell>
          <table:table-cell office:value-type="string" calcext:value-type="string">
            <text:p>Detected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metropolisanluis.com/wp-content/languages/themes/www.mobit.com.pk.htm</text:p>
          </table:table-cell>
          <table:table-cell office:value-type="string" calcext:value-type="string">
            <text:p>Not detec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ide.plandiv.gov.bd/wp-content/themes/twentytwelve/inc/css/Apl/afd61290f39032ad947c52002c7f7049/</text:p>
          </table:table-cell>
          <table:table-cell office:value-type="string" calcext:value-type="string">
            <text:p>Not detece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smtcwy.com/ccv6/</text:p>
          </table:table-cell>
          <table:table-cell office:value-type="string" calcext:value-type="string">
            <text:p>Detected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csemobility.com/en-us/state/websc-sign-valid.php</text:p>
          </table:table-cell>
          <table:table-cell office:value-type="string" calcext:value-type="string">
            <text:p>Detected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reelintenseinshore.com/css/PY/PY/PY/s/index.php</text:p>
          </table:table-cell>
          <table:table-cell office:value-type="string" calcext:value-type="string">
            <text:p>Detected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golden-dragon-holdings.com/CPA/db2017/db2017/</text:p>
          </table:table-cell>
          <table:table-cell office:value-type="string" calcext:value-type="string">
            <text:p>Detected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secured.netflix.com.find.userinfo.n87g3hh91.netuseractive.com/P8IKWrG5tF8fnJcjz6GF9zyhWXTBv1G4gSnWjVaZ/zni49oeO3OU7SFpWpEyzGzakVqz9LzQrjYdV0MjT/Files/YourAccountPayment.php</text:p>
          </table:table-cell>
          <table:table-cell office:value-type="string" calcext:value-type="string">
            <text:p>Detected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silvercitymainstreet.com/includes/files/logs/new/data/data/c588d86f303912dde8b0eb175a505bd8/winfoerror.html?webscr=cmd_login-a630e40b7fef6jk65l654k9f-683hks009-56asn8sg1k37j4-54aps82h8d54sabx8vvc675-256gfsa742545655456</text:p>
          </table:table-cell>
          <table:table-cell office:value-type="string" calcext:value-type="string">
            <text:p>Detected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apoea.org.gr/images/news/global/9d20f5fd1c5f1b9813ec6c957f86aa52/0vu2djynfswcpwdpre5w8hwc.php?login=&amp;.verify?service=nfpb=true&amp;_pageLabel=smep_portal_page_login&amp;timedOut=true&amp;_nfls=false=&amp;loginID=&amp;.#n=1252899642&amp;fid=1&amp;fav=1</text:p>
          </table:table-cell>
          <table:table-cell office:value-type="string" calcext:value-type="string">
            <text:p>Not detece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ektare.com/GDC/</text:p>
          </table:table-cell>
          <table:table-cell office:value-type="string" calcext:value-type="string">
            <text:p>Detected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shajapakindustries.com/sidox.php/d2/mama/icloud/nami/zebi/terma/cv/twa7chtek/Manage/app/home/app_billing.php?=2727109612897+_date:Thu,Mar,02,2017-7:38pm</text:p>
          </table:table-cell>
          <table:table-cell office:value-type="string" calcext:value-type="string">
            <text:p>Detected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disfrutafresca.com/www.spk.de/spk.sicherheit.htm</text:p>
          </table:table-cell>
          <table:table-cell office:value-type="string" calcext:value-type="string">
            <text:p>Not detec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go-kartcity.com/wellsfargo.Gucci/identity.php</text:p>
          </table:table-cell>
          <table:table-cell office:value-type="string" calcext:value-type="string">
            <text:p>Not detec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www.jaydaad.com/error/user/t-online/tlogin.htm</text:p>
          </table:table-cell>
          <table:table-cell office:value-type="string" calcext:value-type="string">
            <text:p>Detected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tekno54web.us/Godblessing/docg/doc/filewords/index.php</text:p>
          </table:table-cell>
          <table:table-cell office:value-type="string" calcext:value-type="string">
            <text:p>Detected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atrimoniofamiliar.com.br/the/verify/</text:p>
          </table:table-cell>
          <table:table-cell office:value-type="string" calcext:value-type="string">
            <text:p>Detecte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theseocompany.org/wp-admin/network/rocasaj/racadagtas/ferteamazonbun/hawarats/benata.html?AmazonUnitedKingdomandIrelanddoupdate</text:p>
          </table:table-cell>
          <table:table-cell office:value-type="string" calcext:value-type="string">
            <text:p>Detected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hiterosehospice.co.za/wp-content/languages/home/index.html</text:p>
          </table:table-cell>
          <table:table-cell office:value-type="string" calcext:value-type="string">
            <text:p>Detected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koya8408.com/wordpress/wp-includes/security_checkpoint/Login.php</text:p>
          </table:table-cell>
          <table:table-cell office:value-type="string" calcext:value-type="string">
            <text:p>Detecte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snugglechair.org/mypicture/mypicture/index.htm</text:p>
          </table:table-cell>
          <table:table-cell office:value-type="string" calcext:value-type="string">
            <text:p>Detected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nashica.jp/wp-includes/js/swfupload/Online/update.htm</text:p>
          </table:table-cell>
          <table:table-cell office:value-type="string" calcext:value-type="string">
            <text:p>Not detec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palpayme.com/loggin/25de1a1cd93036a834383c327717ba23/</text:p>
          </table:table-cell>
          <table:table-cell office:value-type="string" calcext:value-type="string">
            <text:p>Detected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markingbusinessline.com/cas.html</text:p>
          </table:table-cell>
          <table:table-cell office:value-type="string" calcext:value-type="string">
            <text:p>Detecte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sdn1rajabasa.sch.id/b/a/sign.htm</text:p>
          </table:table-cell>
          <table:table-cell office:value-type="string" calcext:value-type="string">
            <text:p>Detecte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toinspireonline.com/wp-content/admin/wr/cd/index.php</text:p>
          </table:table-cell>
          <table:table-cell office:value-type="string" calcext:value-type="string">
            <text:p>Detecte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anitaanwar.co.id/vangd/vanguard/verify-identity-1.php</text:p>
          </table:table-cell>
          <table:table-cell office:value-type="string" calcext:value-type="string">
            <text:p>Detecte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csmyconline.com/de/kiwi/details.php</text:p>
          </table:table-cell>
          <table:table-cell office:value-type="string" calcext:value-type="string">
            <text:p>Detected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servrmsoexch.com/dko/i/</text:p>
          </table:table-cell>
          <table:table-cell office:value-type="string" calcext:value-type="string">
            <text:p>Detected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abc-eco.com/photos/-/aplicativoonline.jsp.php</text:p>
          </table:table-cell>
          <table:table-cell office:value-type="string" calcext:value-type="string">
            <text:p>Not detec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dscsc.lk/images/comunicado-pbb.com.br/</text:p>
          </table:table-cell>
          <table:table-cell office:value-type="string" calcext:value-type="string">
            <text:p>Not detec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powerflexaustralia.com.au/imn/3/agreement_docs/agreement_docs/specialdocs/Microsoft%20OneDrive_files/emailhrd.html</text:p>
          </table:table-cell>
          <table:table-cell office:value-type="string" calcext:value-type="string">
            <text:p>Not detec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silvercitymainstreet.com/includes/files/logs/new/data/data/c588d86f303912dde8b0eb175a505bd8/winfoerror.html?webscr=cmd_login-a630e40b7fef6jk65l654k9f-683hks009-56asn8sg1k37j4-54aps82h8d54sabx8vvc675-256gfsa742545655456</text:p>
          </table:table-cell>
          <table:table-cell office:value-type="string" calcext:value-type="string">
            <text:p>Detected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gumtreemowing.com.au/bayano/my.screenname.aol.htm</text:p>
          </table:table-cell>
          <table:table-cell office:value-type="string" calcext:value-type="string">
            <text:p>Detected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owerflexaustralia.com.au/imn/3/agreement_docs/agreement_docs/specialdocs/Microsoft%20OneDrive_files/emailhrd.html</text:p>
          </table:table-cell>
          <table:table-cell office:value-type="string" calcext:value-type="string">
            <text:p>Not detec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st is legitimate</text:p>
          </table:table-cell>
          <table:table-cell table:number-columns-repeated="1020"/>
        </table:table-row>
        <table:table-row table:style-name="ro1" table:number-rows-repeated="306">
          <table:table-cell table:number-columns-repeated="1024"/>
        </table:table-row>
        <table:table-row table:style-name="ro1">
          <table:table-cell office:value-type="string" calcext:value-type="string">
            <text:p>http://inaayaescorts.in/Google/index.ph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tekno54web.us/Godblessing/docg/doc/filewords/index.ph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www.abc-eco.com/photos/-/aplicativoonline.jsp.ph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loginy.estilobb2017.com/?id=1303022420#loginy.1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hideandpeekindia.com/fonts/drps/filewords/</text:p>
          </table:table-cell>
          <table:table-cell table:number-columns-repeated="1023"/>
        </table:table-row>
        <table:table-row table:style-name="ro1" table:number-rows-repeated="10481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00:51:07.065085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3:34:58.858590724</meta:creation-date>
    <meta:generator>LibreOffice/4.4.2.2$Linux_X86_64 LibreOffice_project/40m0$Build-2</meta:generator>
    <dc:date>2017-03-03T04:13:47.247380994</dc:date>
    <meta:editing-duration>PT1H51M30S</meta:editing-duration>
    <meta:editing-cycles>5</meta:editing-cycles>
    <meta:document-statistic meta:table-count="1" meta:cell-count="442" meta:object-count="0"/>
  </office:meta>
</office:document-meta>
</file>